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808080" fo:font-weight="bold" style:font-weight-asian="bold" style:font-weight-complex="bold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ed1c24"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21409a" fo:font-weight="bold" style:font-weight-asian="bold" style:font-weight-complex="bold"/>
    </style:style>
    <style:style style:name="ce9" style:family="table-cell" style:parent-style-name="Default">
      <style:text-properties fo:color="#21409a"/>
    </style:style>
    <style:style style:name="ce10" style:family="table-cell" style:parent-style-name="Default">
      <style:text-properties fo:color="#ed1c24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7.638cm" svg:height="6.842cm" svg:x="13.769cm" svg:y="0.505cm">
            <draw:object draw:notify-on-update-of-ranges="Tabelle1.A6:Tabelle1.A11 Tabelle1.B5:Tabelle1.B5 Tabelle1.B6:Tabe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612cm" svg:height="6.69cm" svg:x="13.795cm" svg:y="7.54cm">
            <draw:object draw:notify-on-update-of-ranges="Tabelle1.A6:Tabelle1.A11 Tabelle1.F5:Tabelle1.F5 Tabelle1.F6:Tabelle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9"/>
        <table:table-column table:style-name="co1" table:default-cell-style-name="ce6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style-name="ce3" office:value-type="string" calcext:value-type="string">
            <text:p>Digital Signal- and Measurement Data processing</text:p>
          </table:table-cell>
          <table:table-cell table:style-name="ce3"/>
          <table:table-cell table:number-columns-repeated="3"/>
        </table:table-row>
        <table:table-row table:style-name="ro2">
          <table:table-cell table:style-name="Default"/>
          <table:table-cell table:style-name="ce3" office:value-type="string" calcext:value-type="string">
            <text:p>Exercise 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U_ref</text:p>
          </table:table-cell>
          <table:table-cell table:style-name="ce8" office:value-type="string" calcext:value-type="string">
            <text:p>U_adc</text:p>
          </table:table-cell>
          <table:table-cell office:value-type="string" calcext:value-type="string">
            <text:p>difference</text:p>
          </table:table-cell>
          <table:table-cell table:style-name="ce1"/>
          <table:table-cell table:style-name="ce8" office:value-type="string" calcext:value-type="string">
            <text:p>U_control</text:p>
          </table:table-cell>
          <table:table-cell table:style-name="ce6" office:value-type="string" calcext:value-type="string">
            <text:p>difference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0" calcext:value-type="float">
            <text:p>0</text:p>
          </table:table-cell>
          <table:table-cell table:formula="of:=[.B6]-[.A6]" office:value-type="float" office:value="7.5" calcext:value-type="float">
            <text:p>7,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 table:formula="of:=[.E6]-[.A6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B7]-[.A7]" office:value-type="float" office:value="5" calcext:value-type="float">
            <text:p>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 table:formula="of:=[.E7]-[.A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 table:formula="of:=[.B8]-[.A8]" office:value-type="float" office:value="2.5" calcext:value-type="float">
            <text:p>2,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 table:formula="of:=[.E8]-[.A8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[.B9]-[.A9]" office:value-type="float" office:value="-2.5" calcext:value-type="float">
            <text:p>-2,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 table:formula="of:=[.E9]-[.A9]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0]-[.A10]" office:value-type="float" office:value="-5" calcext:value-type="float">
            <text:p>-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 table:formula="of:=[.E10]-[.A1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[.B11]-[.A11]" office:value-type="float" office:value="-7.5" calcext:value-type="float">
            <text:p>-7,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 table:formula="of:=[.E11]-[.A11]" office:value-type="float" office:value="-7.5" calcext:value-type="float">
            <text:p>-7,5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Slope:</text:p>
          </table:table-cell>
          <table:table-cell table:style-name="ce10" table:formula="of:=SLOPE([.A6:.A11];[.B6:.B11])" office:value-type="string" office:string-value="" calcext:value-type="error">
            <text:p>#DIV/0!</text:p>
          </table:table-cell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6" office:value-type="string" calcext:value-type="string">
            <text:p>Offset:</text:p>
          </table:table-cell>
          <table:table-cell table:style-name="ce6" table:formula="of:=INTERCEPT([.A6:.A11];[.B6:.B11])" office:value-type="string" office:string-value="" calcext:value-type="error">
            <text:p>#DIV/0!</text:p>
          </table:table-cell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.00.0000</text:date>, <text:time style:data-style-name="N2" text:time-value="17:42:01.5070621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6:34:33.681252391</meta:creation-date>
    <dc:date>2023-05-16T12:03:55.555705537</dc:date>
    <meta:editing-duration>P6DT18H54M6S</meta:editing-duration>
    <meta:editing-cycles>16</meta:editing-cycles>
    <meta:generator>LibreOffice/6.4.7.2$Linux_X86_64 LibreOffice_project/40$Build-2</meta:generator>
    <meta:document-statistic meta:table-count="1" meta:cell-count="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39cm" svg:height="6.843cm" xlink:href=".." xlink:type="simple" chart:class="chart:scatter" chart:style-name="ch1">
        <chart:title svg:x="7.677cm" svg:y="0.272cm" chart:style-name="ch2">
          <text:p>Calibration</text:p>
        </chart:title>
        <chart:legend chart:legend-position="end" svg:x="15.316cm" svg:y="3.122cm" style:legend-expansion="high" chart:style-name="ch3"/>
        <chart:plot-area chart:style-name="ch4" table:cell-range-address="Tabelle1.A6:Tabelle1.B11 Tabelle1.B5:Tabelle1.B5" chart:data-source-has-labels="row" svg:x="1.363cm" svg:y="1.187cm" svg:width="13.601cm" svg:height="4.539cm">
          <chartooo:coordinate-region svg:x="1.601cm" svg:y="1.386cm" svg:width="13.176cm" svg:height="3.693cm"/>
          <chart:axis chart:dimension="x" chart:name="primary-x" chart:style-name="ch5">
            <chart:title svg:x="7.709cm" svg:y="5.862cm" chart:style-name="ch6">
              <text:p>U_ref</text:p>
            </chart:title>
          </chart:axis>
          <chart:axis chart:dimension="y" chart:name="primary-y" chart:style-name="ch5">
            <chart:title svg:x="0.451cm" svg:y="3.99cm" chart:style-name="ch7">
              <text:p>U_adc</text:p>
            </chart:title>
            <chart:grid chart:style-name="ch8" chart:class="major"/>
          </chart:axis>
          <chart:series chart:style-name="ch9" chart:values-cell-range-address="Tabelle1.B6:Tabelle1.B11" chart:label-cell-address="Tabelle1.B5:Tabelle1.B5" chart:class="chart:scatter">
            <chart:domain table:cell-range-address="Tabelle1.A6:Tabelle1.A11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U_adc</text:p>
                <draw:g>
                  <svg:desc>Tabelle1.B5:Tabelle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5">
                <text:p>-7.5</text:p>
                <draw:g>
                  <svg:desc>Tabelle1.A6:Tabelle1.A11</svg:desc>
                </draw:g>
              </table:table-cell>
              <table:table-cell office:value-type="float" office:value="0">
                <text:p>0</text:p>
                <draw:g>
                  <svg:desc>Tabelle1.B6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13cm" svg:height="6.691cm" xlink:href=".." xlink:type="simple" chart:class="chart:scatter" chart:style-name="ch1">
        <chart:title svg:x="7.704cm" svg:y="0.269cm" chart:style-name="ch2">
          <text:p>Difference</text:p>
        </chart:title>
        <chart:legend chart:legend-position="end" svg:x="14.761cm" svg:y="3.046cm" style:legend-expansion="high" chart:style-name="ch3"/>
        <chart:plot-area chart:style-name="ch4" table:cell-range-address="Tabelle1.A6:Tabelle1.A11 Tabelle1.F5:Tabelle1.F11" chart:data-source-has-labels="row" svg:x="0.352cm" svg:y="1.181cm" svg:width="14.057cm" svg:height="5.377cm">
          <chartooo:coordinate-region svg:x="0.59cm" svg:y="1.38cm" svg:width="13.633cm" svg:height="4.9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F6:Tabelle1.F11" chart:label-cell-address="Tabelle1.F5:Tabelle1.F5" chart:class="chart:scatter">
            <chart:domain table:cell-range-address="Tabelle1.A6:Tabelle1.A1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ifference</text:p>
                <draw:g>
                  <svg:desc>Tabelle1.F5:Tabelle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5">
                <text:p>-7.5</text:p>
                <draw:g>
                  <svg:desc>Tabelle1.A6:Tabelle1.A11</svg:desc>
                </draw:g>
              </table:table-cell>
              <table:table-cell office:value-type="float" office:value="7.5">
                <text:p>7.5</text:p>
                <draw:g>
                  <svg:desc>Tabelle1.F6:Tabelle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-7.5">
                <text:p>-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